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lor" svg:font-family="Color"/>
    <style:font-face style:name="Helvetica Neue" svg:font-family="'Helvetica Neue'"/>
    <style:font-face style:name="arial" svg:font-family="arial, helvetic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margin-top="0cm" fo:margin-bottom="0cm"/>
    </style:style>
    <style:style style:name="P2" style:family="paragraph" style:parent-style-name="Quotations">
      <style:paragraph-properties fo:margin-top="0cm" fo:margin-bottom="0cm"/>
      <style:text-properties fo:font-variant="normal" fo:text-transform="none" fo:color="#000000" fo:letter-spacing="normal"/>
    </style:style>
    <style:style style:name="P3" style:family="paragraph" style:parent-style-name="Quotations">
      <style:paragraph-properties fo:margin-top="0cm" fo:margin-bottom="0cm"/>
      <style:text-properties fo:font-variant="normal" fo:text-transform="none" fo:color="#000000" style:font-name="arial" fo:font-size="10pt" fo:letter-spacing="normal" fo:font-style="normal" fo:font-weight="normal"/>
    </style:style>
    <style:style style:name="T1" style:family="text">
      <style:text-properties fo:background-color="#ffffff"/>
    </style:style>
    <style:style style:name="T2" style:family="text">
      <style:text-properties fo:font-weight="bold"/>
    </style:style>
    <style:style style:name="T3" style:family="text">
      <style:text-properties fo:font-weight="bold" fo:background-color="#ffffff"/>
    </style:style>
    <style:style style:name="T4" style:family="text">
      <style:text-properties style:font-name="Color"/>
    </style:style>
    <style:style style:name="T5" style:family="text">
      <style:text-properties fo:font-variant="normal" fo:text-transform="none" fo:color="#000000" style:font-name="arial" fo:font-size="10pt" fo:letter-spacing="normal" fo:font-style="normal"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font-variant="normal" fo:text-transform="none"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
      <text:section text:style-name="Sect1" text:name="yiv5899440283yqtfd79224">
        <text:section text:style-name="Sect1" text:name="yiv5899440283">
          <text:p text:style-name="P1"><text:line-break/>Hi,</text:p>
          <text:p text:style-name="P2"> </text:p>
          <text:p text:style-name="P3">I think there is now evidence that mitochondria vs. AMP/ATP balance is changed in Trisomy, and AOAA converts this balance towards TCA again. <text:span text:style-name="T3">This new data here attached indicates that your OXPHOS data correlates with this flux data</text:span><text:span text:style-name="T1">. </text:span>Which one comes first, the need to make more AMP to get ATP in the end or that ATP production is not proper due to defects in OXPHOS, is more difficult to say.</text:p>
          <text:p text:style-name="P2"> </text:p>
          <text:p text:style-name="P3">My data is no log normalised but would be good to do normal bars with stdev from those metabolites I have analysed here. <text:span text:style-name="T2">Would your postdoc be able to plot all?</text:span></text:p>
          <text:p text:style-name="P2"> </text:p>
          <text:p text:style-name="P3">To confirm ig there is difference in glycolysis without having two time points is difficult. But is likely that glycolysis is faster resulting in TCA with AOAA only in Trisomy. Also metabolite levels for early glycolysis are low.</text:p>
          <text:p text:style-name="P2"> </text:p>
          <text:p text:style-name="P3">Sore these cells are all making nucleotides and nucleobases, the differences are only in my slides. These AMP, ADP and ATP+5 ae the actual ATP etc. Would be good to have non-labeled samples aside, so we could make ratios easily. Now with tracer it´s more complicated. It seems that there are differences in ATP levels. I can make some graphs for m+0 values, if ATP levels would show up there?</text:p>
          <text:p text:style-name="P2"> </text:p>
          <text:p text:style-name="P3">I have also done ANOVA, will send it as well <text:span text:style-name="T4">?</text:span> If I see your manuscript draft I might be able to comment more on critical steps regulated here.</text:p>
          <text:p text:style-name="P2"> </text:p>
          <text:p text:style-name="P3">Best,</text:p>
          <text:p text:style-name="P3">Anni</text:p>
        </text:section>
      </text:section>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lor" svg:font-family="Color"/>
    <style:font-face style:name="Helvetica Neue" svg:font-family="'Helvetica Neue'"/>
    <style:font-face style:name="arial" svg:font-family="arial, helvetic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Quotations" style:family="paragraph" style:parent-style-name="Standard" style:class="html">
      <style:paragraph-properties fo:margin-left="1cm" fo:margin-right="1cm" fo:margin-top="0cm" fo:margin-bottom="0.499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26T19:51:09.27</meta:creation-date>
    <meta:document-statistic meta:table-count="0" meta:image-count="0" meta:object-count="0" meta:page-count="1" meta:paragraph-count="15" meta:word-count="242" meta:character-count="1336"/>
    <dc:date>2021-03-26T19:58:48.32</dc:date>
    <meta:editing-duration>PT7M39S</meta:editing-duration>
    <meta:editing-cycles>1</meta:editing-cycles>
    <meta:generator>OpenOffice/4.1.8$Win32 OpenOffice.org_project/418m3$Build-9803</meta:generator>
  </office:meta>
</office:document-meta>
</file>